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93719101505501</text:p>
          </table:table-cell>
          <table:table-cell office:value-type="string" calcext:value-type="string">
            <text:p>2025-01-03 1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336" calcext:value-type="float">
            <text:p>78.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719101505501</text:p>
          </table:table-cell>
          <table:table-cell office:value-type="string" calcext:value-type="string">
            <text:p>2024-02-21 15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94816" calcext:value-type="float">
            <text:p>77.39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719101505501</text:p>
          </table:table-cell>
          <table:table-cell office:value-type="string" calcext:value-type="string">
            <text:p>2024-01-03 15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5948" calcext:value-type="float">
            <text:p>79.65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719101505501</text:p>
          </table:table-cell>
          <table:table-cell office:value-type="string" calcext:value-type="string">
            <text:p>2023-01-04 19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5928" calcext:value-type="float">
            <text:p>78.0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719101505501</text:p>
          </table:table-cell>
          <table:table-cell office:value-type="string" calcext:value-type="string">
            <text:p>2022-01-04 15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15568" calcext:value-type="float">
            <text:p>77.31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719101505501</text:p>
          </table:table-cell>
          <table:table-cell office:value-type="string" calcext:value-type="string">
            <text:p>2021-01-05 17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73024" calcext:value-type="float">
            <text:p>76.77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719101505501</text:p>
          </table:table-cell>
          <table:table-cell office:value-type="string" calcext:value-type="string">
            <text:p>2020-01-03 18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8956" calcext:value-type="float">
            <text:p>76.48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719101505501</text:p>
          </table:table-cell>
          <table:table-cell office:value-type="string" calcext:value-type="string">
            <text:p>2019-0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36576" calcext:value-type="float">
            <text:p>76.23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719101505501</text:p>
          </table:table-cell>
          <table:table-cell office:value-type="string" calcext:value-type="string">
            <text:p>2019-01-03 15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84048" calcext:value-type="float">
            <text:p>76.58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719101505501</text:p>
          </table:table-cell>
          <table:table-cell office:value-type="string" calcext:value-type="string">
            <text:p>2018-01-03 15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5616" calcext:value-type="float">
            <text:p>75.95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719101505501</text:p>
          </table:table-cell>
          <table:table-cell office:value-type="string" calcext:value-type="string">
            <text:p>2017-01-04 17:20:0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86512" calcext:value-type="float">
            <text:p>76.48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719101505501</text:p>
          </table:table-cell>
          <table:table-cell office:value-type="string" calcext:value-type="string">
            <text:p>2017-01-04 15:50:5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92608" calcext:value-type="float">
            <text:p>76.49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719101505501</text:p>
          </table:table-cell>
          <table:table-cell office:value-type="string" calcext:value-type="string">
            <text:p>2016-01-03 16:26:3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3904" calcext:value-type="float">
            <text:p>76.13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719101505501</text:p>
          </table:table-cell>
          <table:table-cell office:value-type="string" calcext:value-type="string">
            <text:p>2015-01-03 20:10:4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9416" calcext:value-type="float">
            <text:p>75.19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719101505501</text:p>
          </table:table-cell>
          <table:table-cell office:value-type="string" calcext:value-type="string">
            <text:p>2015-01-03 19:03:5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7536" calcext:value-type="float">
            <text:p>77.1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719101505501</text:p>
          </table:table-cell>
          <table:table-cell office:value-type="string" calcext:value-type="string">
            <text:p>2014-01-03 20:36:3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47472" calcext:value-type="float">
            <text:p>76.54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719101505501</text:p>
          </table:table-cell>
          <table:table-cell office:value-type="string" calcext:value-type="string">
            <text:p>2013-01-04 14:02:0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57" calcext:value-type="float">
            <text:p>75.05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719101505501</text:p>
          </table:table-cell>
          <table:table-cell office:value-type="string" calcext:value-type="string">
            <text:p>2012-01-04 20:34:3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3508" calcext:value-type="float">
            <text:p>74.93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719101505501</text:p>
          </table:table-cell>
          <table:table-cell office:value-type="string" calcext:value-type="string">
            <text:p>2011-01-04 21:19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20096" calcext:value-type="float">
            <text:p>73.920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719101505501</text:p>
          </table:table-cell>
          <table:table-cell office:value-type="string" calcext:value-type="string">
            <text:p>2010-01-03 23:25:5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45776" calcext:value-type="float">
            <text:p>73.64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719101505501</text:p>
          </table:table-cell>
          <table:table-cell office:value-type="string" calcext:value-type="string">
            <text:p>2009-01-05 21:33:2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57384" calcext:value-type="float">
            <text:p>73.55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719101505501</text:p>
          </table:table-cell>
          <table:table-cell office:value-type="string" calcext:value-type="string">
            <text:p>2008-01-05 16:57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25152" calcext:value-type="float">
            <text:p>73.22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719101505501</text:p>
          </table:table-cell>
          <table:table-cell office:value-type="string" calcext:value-type="string">
            <text:p>2008-01-05 15:42:0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31248" calcext:value-type="float">
            <text:p>73.23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719101505501</text:p>
          </table:table-cell>
          <table:table-cell office:value-type="string" calcext:value-type="string">
            <text:p>2007-04-03 16:42:5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09072" calcext:value-type="float">
            <text:p>74.10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719101505501</text:p>
          </table:table-cell>
          <table:table-cell office:value-type="string" calcext:value-type="string">
            <text:p>2006-01-06 17:35:0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53424" calcext:value-type="float">
            <text:p>72.353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719101505501</text:p>
          </table:table-cell>
          <table:table-cell office:value-type="string" calcext:value-type="string">
            <text:p>2005-01-09 15:11:5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32088" calcext:value-type="float">
            <text:p>72.332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719101505501</text:p>
          </table:table-cell>
          <table:table-cell office:value-type="string" calcext:value-type="string">
            <text:p>2004-01-03 14:26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93176" calcext:value-type="float">
            <text:p>71.893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719101505501</text:p>
          </table:table-cell>
          <table:table-cell office:value-type="string" calcext:value-type="string">
            <text:p>2003-01-07 14:43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87208" calcext:value-type="float">
            <text:p>71.387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719101505501</text:p>
          </table:table-cell>
          <table:table-cell office:value-type="string" calcext:value-type="string">
            <text:p>2002-01-03 22:43:0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55104" calcext:value-type="float">
            <text:p>70.555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719101505501</text:p>
          </table:table-cell>
          <table:table-cell office:value-type="string" calcext:value-type="string">
            <text:p>2002-01-03 22:13:5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25792" calcext:value-type="float">
            <text:p>70.725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719101505501</text:p>
          </table:table-cell>
          <table:table-cell office:value-type="string" calcext:value-type="string">
            <text:p>2001-01-04 18:52:2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42728" calcext:value-type="float">
            <text:p>73.64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719101505501</text:p>
          </table:table-cell>
          <table:table-cell office:value-type="string" calcext:value-type="string">
            <text:p>2000-01-05 17:54:1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9064" calcext:value-type="float">
            <text:p>69.89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4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96" meta:object-count="0"/>
    <meta:user-defined meta:name="AppVersion">3.0</meta:user-defined>
  </office:meta>
</office:document-meta>
</file>